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language="en" fo:country="US" style:font-size-asian="12pt" style:font-size-complex="12pt"/>
    </style:style>
    <style:style style:name="P2" style:family="paragraph" style:parent-style-name="Text_20_body">
      <style:paragraph-properties fo:text-align="start" style:justify-single-word="false" fo:orphans="2" fo:widows="2"/>
      <style:text-properties fo:font-variant="normal" fo:text-transform="none" fo:color="#484848" style:font-name="Nunito Sans" fo:font-size="12pt" fo:letter-spacing="normal" fo:language="en" fo:country="US" fo:font-style="normal" fo:font-weight="bold" style:font-size-asian="12pt" style:font-size-complex="12pt" loext:padding="0in" loext:border="none"/>
    </style:style>
    <style:style style:name="P3" style:family="paragraph" style:parent-style-name="Text_20_body">
      <style:paragraph-properties fo:text-align="justify" style:justify-single-word="false" fo:orphans="2" fo:widows="2"/>
      <style:text-properties fo:font-variant="normal" fo:text-transform="none" fo:color="#484848" style:font-name="Nunito Sans" fo:font-size="12pt" fo:letter-spacing="normal" fo:language="en" fo:country="US" fo:font-style="normal" fo:font-weight="bold" style:font-size-asian="12pt" style:font-size-complex="12pt" loext:padding="0in" loext:border="none"/>
    </style:style>
    <style:style style:name="P4" style:family="paragraph" style:parent-style-name="Text_20_body">
      <style:paragraph-properties fo:text-align="start"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5" style:family="paragraph" style:parent-style-name="Text_20_body">
      <style:paragraph-properties fo:text-align="start" style:justify-single-word="false" fo:orphans="2" fo:widows="2"/>
      <style:text-properties fo:font-variant="normal" fo:text-transform="none" fo:color="#484848" style:font-name="Nunito Sans" fo:font-size="12pt" fo:letter-spacing="normal" fo:language="en" fo:country="US" fo:font-style="normal" fo:font-weight="normal" officeooo:paragraph-rsid="003fc84b" style:font-size-asian="12pt" style:font-size-complex="12pt"/>
    </style:style>
    <style:style style:name="P6" style:family="paragraph" style:parent-style-name="Text_20_body">
      <style:paragraph-properties fo:text-align="justify"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7" style:family="paragraph" style:parent-style-name="Text_20_body">
      <style:paragraph-properties fo:text-align="justify" style:justify-single-word="false" fo:orphans="2" fo:widows="2"/>
      <style:text-properties fo:font-variant="normal" fo:text-transform="none" fo:color="#15141f" style:font-name="Monaco" fo:font-size="10.5pt" fo:letter-spacing="normal" fo:language="en" fo:country="US" fo:font-style="normal" fo:font-weight="normal" style:font-size-asian="12pt" style:font-size-complex="12pt"/>
    </style:style>
    <style:style style:name="P8"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9" style:family="paragraph" style:parent-style-name="Text_20_body">
      <style:paragraph-properties fo:margin-top="0in" fo:margin-bottom="0.0972in" loext:contextual-spacing="false" fo:line-height="160%" fo:text-align="justify"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10" style:family="paragraph" style:parent-style-name="Text_20_body">
      <style:paragraph-properties fo:margin-top="0in" fo:margin-bottom="0.0972in" loext:contextual-spacing="false" fo:line-height="160%" fo:text-align="start" style:justify-single-word="false" fo:orphans="2" fo:widows="2"/>
    </style:style>
    <style:style style:name="P11" style:family="paragraph" style:parent-style-name="Text_20_body">
      <style:paragraph-properties fo:margin-top="0in" fo:margin-bottom="0.0972in" loext:contextual-spacing="false" fo:line-height="160%" fo:text-align="justify" style:justify-single-word="false" fo:orphans="2" fo:widows="2"/>
    </style:style>
    <style:style style:name="P12" style:family="paragraph" style:parent-style-name="Text_20_body">
      <style:paragraph-properties fo:margin-top="0in" fo:margin-bottom="0in" loext:contextual-spacing="false" fo:line-height="160%" fo:text-align="start" style:justify-single-word="false" fo:orphans="2" fo:widows="2"/>
    </style:style>
    <style:style style:name="P13" style:family="paragraph" style:parent-style-name="Text_20_body">
      <style:paragraph-properties fo:margin-top="0in" fo:margin-bottom="0in" loext:contextual-spacing="false" fo:line-height="160%" fo:text-align="justify" style:justify-single-word="false" fo:orphans="2" fo:widows="2"/>
    </style:style>
    <style:style style:name="P14" style:family="paragraph" style:parent-style-name="Text_20_body">
      <style:paragraph-properties fo:margin-top="0in" fo:margin-bottom="0in" loext:contextual-spacing="false" fo:text-align="start"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15"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16" style:family="paragraph" style:parent-style-name="Text_20_body">
      <style:paragraph-properties fo:margin-top="0in" fo:margin-bottom="0in" loext:contextual-spacing="false" fo:line-height="160%" fo:text-align="justify"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17" style:family="paragraph" style:parent-style-name="Text_20_body">
      <style:paragraph-properties fo:margin-top="0in" fo:margin-bottom="0in" loext:contextual-spacing="false" fo:text-align="justify" style:justify-single-word="false" fo:orphans="2" fo:widows="2"/>
      <style:text-properties fo:font-variant="normal" fo:text-transform="none" fo:color="#484848" style:font-name="Nunito Sans" fo:font-size="12pt" fo:letter-spacing="normal" fo:language="en" fo:country="US" fo:font-style="normal" fo:font-weight="normal" style:font-size-asian="12pt" style:font-size-complex="12pt"/>
    </style:style>
    <style:style style:name="P18" style:family="paragraph" style:parent-style-name="Text_20_body">
      <style:paragraph-properties fo:margin-top="0in" fo:margin-bottom="0in" loext:contextual-spacing="false" fo:text-align="justify" style:justify-single-word="false" fo:orphans="2" fo:widows="2"/>
      <style:text-properties fo:font-variant="normal" fo:text-transform="none" fo:color="#000000" style:font-name="Monaco" fo:font-size="10.5pt" fo:letter-spacing="normal" fo:language="en" fo:country="US" fo:font-style="normal" fo:font-weight="normal" style:font-size-asian="12pt" style:font-size-complex="12pt"/>
    </style:style>
    <style:style style:name="P19"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Nunito Sans" fo:font-size="12pt" fo:letter-spacing="normal" fo:language="en" fo:country="US" fo:font-style="normal" fo:font-weight="normal" style:font-size-asian="12pt" style:font-size-complex="12pt"/>
    </style:style>
    <style:style style:name="P20" style:family="paragraph" style:parent-style-name="Text_20_body" style:list-style-name="L1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21" style:family="paragraph" style:parent-style-name="Text_20_body" style:list-style-name="L13">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22" style:family="paragraph" style:parent-style-name="Text_20_body" style:list-style-name="L16">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23" style:family="paragraph" style:parent-style-name="Text_20_body" style:list-style-name="L17">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24" style:family="paragraph" style:parent-style-name="Text_20_body" style:list-style-name="L1">
      <style:paragraph-properties fo:margin-top="0in" fo:margin-bottom="0in" loext:contextual-spacing="false" fo:line-height="160%" fo:text-align="justify"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25" style:family="paragraph" style:parent-style-name="Text_20_body" style:list-style-name="L2">
      <style:paragraph-properties fo:margin-top="0in" fo:margin-bottom="0in" loext:contextual-spacing="false" fo:line-height="160%" fo:text-align="justify"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26" style:family="paragraph" style:parent-style-name="Text_20_body" style:list-style-name="L3">
      <style:paragraph-properties fo:margin-top="0in" fo:margin-bottom="0in" loext:contextual-spacing="false" fo:line-height="160%" fo:text-align="justify"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27" style:family="paragraph" style:parent-style-name="Text_20_body" style:list-style-name="L8">
      <style:paragraph-properties fo:margin-top="0in" fo:margin-bottom="0in" loext:contextual-spacing="false" fo:line-height="160%" fo:text-align="justify" style:justify-single-word="false" fo:orphans="2" fo:widows="2" fo:padding="0in" fo:border="none"/>
      <style:text-properties fo:font-variant="normal" fo:text-transform="none" fo:color="#484848" style:font-name="Nunito Sans" fo:font-size="12pt" fo:letter-spacing="normal" fo:language="en" fo:country="US" fo:font-style="normal" fo:font-weight="normal" style:font-size-asian="12pt" style:font-size-complex="12pt"/>
    </style:style>
    <style:style style:name="P28" style:family="paragraph" style:parent-style-name="Text_20_body" style:list-style-name="L5">
      <style:paragraph-properties fo:margin-top="0in" fo:margin-bottom="0in" loext:contextual-spacing="false" fo:line-height="160%" fo:text-align="start" style:justify-single-word="false" fo:orphans="2" fo:widows="2" fo:padding="0in" fo:border="none"/>
    </style:style>
    <style:style style:name="P29" style:family="paragraph" style:parent-style-name="Text_20_body" style:list-style-name="L7">
      <style:paragraph-properties fo:margin-top="0in" fo:margin-bottom="0in" loext:contextual-spacing="false" fo:line-height="160%" fo:text-align="start" style:justify-single-word="false" fo:orphans="2" fo:widows="2" fo:padding="0in" fo:border="none"/>
    </style:style>
    <style:style style:name="P30" style:family="paragraph" style:parent-style-name="Text_20_body" style:list-style-name="L12">
      <style:paragraph-properties fo:margin-top="0in" fo:margin-bottom="0in" loext:contextual-spacing="false" fo:line-height="160%" fo:text-align="start" style:justify-single-word="false" fo:orphans="2" fo:widows="2" fo:padding="0in" fo:border="none"/>
    </style:style>
    <style:style style:name="P31" style:family="paragraph" style:parent-style-name="Text_20_body" style:list-style-name="L16">
      <style:paragraph-properties fo:margin-top="0in" fo:margin-bottom="0in" loext:contextual-spacing="false" fo:line-height="160%" fo:text-align="start" style:justify-single-word="false" fo:orphans="2" fo:widows="2" fo:padding="0in" fo:border="none"/>
    </style:style>
    <style:style style:name="P32" style:family="paragraph" style:parent-style-name="Text_20_body" style:list-style-name="L19">
      <style:paragraph-properties fo:margin-top="0in" fo:margin-bottom="0in" loext:contextual-spacing="false" fo:line-height="160%" fo:text-align="start" style:justify-single-word="false" fo:orphans="2" fo:widows="2" fo:padding="0in" fo:border="none"/>
    </style:style>
    <style:style style:name="P33" style:family="paragraph" style:parent-style-name="Text_20_body" style:list-style-name="L8">
      <style:paragraph-properties fo:margin-top="0in" fo:margin-bottom="0in" loext:contextual-spacing="false" fo:line-height="160%" fo:text-align="justify" style:justify-single-word="false" fo:orphans="2" fo:widows="2" fo:padding="0in" fo:border="none"/>
    </style:style>
    <style:style style:name="P34" style:family="paragraph" style:parent-style-name="Text_20_body" style:list-style-name="L10">
      <style:paragraph-properties fo:margin-top="0in" fo:margin-bottom="0in" loext:contextual-spacing="false" fo:line-height="160%" fo:text-align="justify" style:justify-single-word="false" fo:orphans="2" fo:widows="2" fo:padding="0in" fo:border="none"/>
    </style:style>
    <style:style style:name="P35" style:family="paragraph" style:parent-style-name="Text_20_body" style:list-style-name="L11">
      <style:paragraph-properties fo:margin-top="0in" fo:margin-bottom="0in" loext:contextual-spacing="false" fo:line-height="160%" fo:text-align="justify" style:justify-single-word="false" fo:orphans="2" fo:widows="2" fo:padding="0in" fo:border="none"/>
    </style:style>
    <style:style style:name="P36"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37" style:family="paragraph" style:parent-style-name="Text_20_body">
      <style:paragraph-properties fo:margin-left="0in" fo:margin-right="0in" fo:margin-top="0in" fo:margin-bottom="0in" loext:contextual-spacing="false" fo:line-height="160%" fo:text-align="justify" style:justify-single-word="false" fo:orphans="2" fo:widows="2" fo:text-indent="0in" style:auto-text-indent="false"/>
    </style:style>
    <style:style style:name="P38" style:family="paragraph" style:parent-style-name="Text_20_body" style:list-style-name="L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39" style:family="paragraph" style:parent-style-name="Text_20_body" style:list-style-name="L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40" style:family="paragraph" style:parent-style-name="Text_20_body" style:list-style-name="L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41" style:family="paragraph" style:parent-style-name="Text_20_body" style:list-style-name="L1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42"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43" style:family="paragraph" style:parent-style-name="Text_20_body" style:list-style-name="L1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44" style:family="paragraph" style:parent-style-name="Text_20_body" style:list-style-name="L1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4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break-before="page"/>
    </style:style>
    <style:style style:name="P4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c7ef3" style:font-name="Nunito Sans" fo:font-size="14pt" fo:letter-spacing="normal" fo:language="en" fo:country="US" fo:font-style="normal" fo:font-weight="normal"/>
    </style:style>
    <style:style style:name="P47" style:family="paragraph" style:parent-style-name="Text_20_body">
      <style:paragraph-properties fo:margin-left="0in" fo:margin-right="0.0311in" fo:margin-top="0in" fo:margin-bottom="0in" loext:contextual-spacing="false" fo:text-align="start" style:justify-single-word="false" fo:orphans="2" fo:widows="2" fo:text-indent="0in" style:auto-text-indent="false"/>
      <style:text-properties fo:font-variant="normal" fo:text-transform="none" fo:color="#939598" style:font-name="Nunito Sans" fo:font-size="14pt" fo:letter-spacing="normal" fo:language="en" fo:country="US" fo:font-style="normal" fo:font-weight="bold" fo:background-color="#f6f5fa" loext:padding-left="0in" loext:padding-right="0in" loext:padding-top="0.0193in" loext:padding-bottom="0in" loext:border-left="none" loext:border-right="none" loext:border-top="0.06pt solid #ffffff" loext:border-bottom="none"/>
    </style:style>
    <style:style style:name="P48" style:family="paragraph" style:parent-style-name="Heading_20_1">
      <style:text-properties fo:language="en" fo:country="US"/>
    </style:style>
    <style:style style:name="P49" style:family="paragraph" style:parent-style-name="Heading_20_2">
      <style:paragraph-properties fo:margin-top="0in" fo:margin-bottom="0.0972in" loext:contextual-spacing="false" fo:line-height="110%" fo:text-align="start" style:justify-single-word="false" fo:orphans="2" fo:widows="2"/>
      <style:text-properties fo:font-variant="normal" fo:text-transform="none" fo:color="#19191a" style:font-name="Regular Patch" fo:font-size="12pt" fo:letter-spacing="normal" fo:language="en" fo:country="US" fo:font-style="normal" fo:font-weight="bold" style:font-size-asian="12pt" style:font-size-complex="12pt"/>
    </style:style>
    <style:style style:name="P50" style:family="paragraph" style:parent-style-name="Heading_20_2">
      <style:paragraph-properties fo:margin-top="0in" fo:margin-bottom="0.0972in" loext:contextual-spacing="false" fo:line-height="110%" fo:text-align="start" style:justify-single-word="false" fo:orphans="2" fo:widows="2"/>
      <style:text-properties fo:font-variant="normal" fo:text-transform="none" fo:color="#19191a" style:font-name="Liberation Serif" fo:font-size="18pt" fo:letter-spacing="normal" fo:language="en" fo:country="US" fo:font-style="normal" fo:font-weight="bold" style:font-name-asian="Noto Sans CJK SC" style:font-size-asian="18pt" style:font-weight-asian="bold" style:font-name-complex="Lohit Devanagari" style:font-size-complex="18pt" style:font-weight-complex="bold"/>
    </style:style>
    <style:style style:name="P51"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style:font-name="Monaco" fo:font-size="12pt" fo:letter-spacing="normal" fo:language="en" fo:country="US" fo:font-style="normal" fo:font-weight="normal" fo:background-color="#0a0e1d" style:font-size-asian="12pt" style:font-size-complex="12pt" loext:padding="0in" loext:border="none"/>
    </style:style>
    <style:style style:name="P52" style:family="paragraph" style:parent-style-name="Preformatted_20_Text">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ffffff" style:font-name="Monaco" fo:font-size="12pt" fo:letter-spacing="normal" fo:language="en" fo:country="US" fo:font-style="normal" fo:font-weight="normal" fo:background-color="#0a0e1d" style:font-size-asian="12pt" style:font-size-complex="12pt" loext:padding="0in" loext:border="none"/>
    </style:style>
    <style:style style:name="P53"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ffffff" fo:font-size="12pt" fo:letter-spacing="normal" fo:language="en" fo:country="US" fo:background-color="#0a0e1d" style:font-size-asian="12pt" style:font-size-complex="12pt" loext:padding="0in" loext:border="none"/>
    </style:style>
    <style:style style:name="P54"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officeooo:paragraph-rsid="003fc84b"/>
    </style:style>
    <style:style style:name="P55"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style:font-name="Monaco" fo:font-size="12pt" fo:letter-spacing="normal" fo:language="en" fo:country="US" fo:font-style="normal" fo:font-weight="normal" fo:background-color="#0a0e1d" style:font-size-asian="12pt" style:font-size-complex="12pt" loext:padding="0in" loext:border="none"/>
    </style:style>
    <style:style style:name="P56"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ffffff" fo:font-size="12pt" fo:letter-spacing="normal" fo:language="en" fo:country="US" fo:background-color="#0a0e1d" style:font-size-asian="12pt" style:font-size-complex="12pt" loext:padding="0in" loext:border="none"/>
    </style:style>
    <style:style style:name="P57" style:family="paragraph" style:parent-style-name="Preformatted_20_Text">
      <style:paragraph-properties fo:margin-top="0in" fo:margin-bottom="0in" loext:contextual-spacing="false" fo:text-align="start" style:justify-single-word="false" fo:orphans="2" fo:widows="2"/>
      <style:text-properties fo:font-size="12pt" fo:language="en" fo:country="US" style:font-size-asian="12pt" style:font-size-complex="12pt"/>
    </style:style>
    <style:style style:name="P58" style:family="paragraph" style:parent-style-name="Title">
      <style:text-properties fo:language="en" fo:country="US"/>
    </style:style>
    <style:style style:name="T1" style:family="text">
      <style:text-properties fo:font-variant="normal" fo:text-transform="none" fo:color="#484848" style:font-name="Nunito Sans" fo:font-size="14pt" fo:letter-spacing="normal" fo:language="en" fo:country="US" fo:font-style="normal" fo:font-weight="normal"/>
    </style:style>
    <style:style style:name="T2" style:family="text">
      <style:text-properties fo:font-variant="normal" fo:text-transform="none" fo:color="#484848" style:font-name="Nunito Sans" fo:font-size="14pt" fo:letter-spacing="normal" fo:language="en" fo:country="US" fo:font-style="normal" fo:font-weight="normal" style:font-size-asian="12pt" style:font-size-complex="12pt"/>
    </style:style>
    <style:style style:name="T3" style:family="text">
      <style:text-properties fo:font-variant="normal" fo:text-transform="none" fo:color="#484848" style:font-name="Nunito Sans" fo:font-size="14pt" fo:letter-spacing="normal" fo:language="en" fo:country="US" fo:font-style="normal" fo:font-weight="bold"/>
    </style:style>
    <style:style style:name="T4" style:family="text">
      <style:text-properties fo:font-variant="normal" fo:text-transform="none" fo:color="#484848" style:font-name="Nunito Sans" fo:letter-spacing="normal" fo:language="en" fo:country="US" fo:font-style="normal" fo:font-weight="normal"/>
    </style:style>
    <style:style style:name="T5" style:family="text">
      <style:text-properties fo:font-variant="normal" fo:text-transform="none" fo:color="#484848" style:font-name="Nunito Sans" fo:letter-spacing="normal" fo:language="en" fo:country="US" fo:font-style="normal" fo:font-weight="bold"/>
    </style:style>
    <style:style style:name="T6" style:family="text">
      <style:text-properties fo:font-variant="normal" fo:text-transform="none" fo:color="#484848" style:font-name="Nunito Sans" fo:font-size="12pt" fo:letter-spacing="normal" fo:language="en" fo:country="US" fo:font-style="normal" fo:font-weight="normal" style:font-size-asian="12pt" style:font-size-complex="12pt"/>
    </style:style>
    <style:style style:name="T7" style:family="text">
      <style:text-properties fo:font-variant="normal" fo:text-transform="none" fo:color="#484848" style:font-name="Nunito Sans" fo:font-size="12pt" fo:letter-spacing="normal" fo:language="en" fo:country="US" fo:font-style="normal" fo:font-weight="bold" style:font-size-asian="12pt" style:font-size-complex="12pt"/>
    </style:style>
    <style:style style:name="T8" style:family="text">
      <style:text-properties fo:font-variant="normal" fo:text-transform="none" fo:color="#15141f" style:font-name="Monaco" fo:font-size="14pt" fo:letter-spacing="normal" fo:language="en" fo:country="US" fo:font-style="normal" fo:font-weight="normal" fo:background-color="#eae9ed" loext:char-shading-value="0" loext:padding="0in" loext:border="none"/>
    </style:style>
    <style:style style:name="T9" style:family="text">
      <style:text-properties fo:font-variant="normal" fo:text-transform="none" fo:color="#15141f" style:font-name="Monaco" fo:letter-spacing="normal" fo:language="en" fo:country="US" fo:font-style="normal" fo:font-weight="normal" fo:background-color="#eae9ed" loext:char-shading-value="0" loext:padding="0in" loext:border="none"/>
    </style:style>
    <style:style style:name="T10" style:family="text">
      <style:text-properties fo:font-variant="normal" fo:text-transform="none" fo:color="#15141f" style:font-name="Monaco" fo:font-size="12pt" fo:letter-spacing="normal" fo:language="en" fo:country="US" fo:font-style="normal" fo:font-weight="normal" fo:background-color="#eae9ed" loext:char-shading-value="0" style:font-size-asian="12pt" style:font-size-complex="12pt" loext:padding="0in" loext:border="none"/>
    </style:style>
    <style:style style:name="T11" style:family="text">
      <style:text-properties fo:font-variant="normal" fo:text-transform="none" fo:color="#4b35ef" style:font-name="Nunito Sans" fo:font-size="14pt" fo:letter-spacing="normal" fo:language="en" fo:country="US" fo:font-style="normal" style:text-underline-style="solid" style:text-underline-width="auto" style:text-underline-color="font-color" fo:font-weight="normal"/>
    </style:style>
    <style:style style:name="T12" style:family="text">
      <style:text-properties fo:font-variant="normal" fo:text-transform="none" fo:color="#4b35ef" style:font-name="Nunito Sans" fo:letter-spacing="normal" fo:language="en" fo:country="US" fo:font-style="normal" style:text-underline-style="solid" style:text-underline-width="auto" style:text-underline-color="font-color" fo:font-weight="normal"/>
    </style:style>
    <style:style style:name="T13" style:family="text">
      <style:text-properties fo:font-variant="normal" fo:text-transform="none" fo:color="#4b35ef" style:font-name="Nunito Sans" fo:font-size="12pt" fo:letter-spacing="normal" fo:language="en" fo:country="US" fo:font-style="normal" style:text-underline-style="solid" style:text-underline-width="auto" style:text-underline-color="font-color" fo:font-weight="normal" style:font-size-asian="12pt" style:font-size-complex="12pt"/>
    </style:style>
    <style:style style:name="T14" style:family="text">
      <style:text-properties fo:font-variant="normal" fo:text-transform="none" fo:color="#19191a" style:font-name="Nunito Sans" fo:font-size="14pt" fo:letter-spacing="normal" fo:language="en" fo:country="US" fo:font-style="normal" fo:font-weight="bold" fo:background-color="#f6f5fa" loext:char-shading-value="0" loext:padding-left="0in" loext:padding-right="0in" loext:padding-top="0.0193in" loext:padding-bottom="0in" loext:border-left="none" loext:border-right="none" loext:border-top="0.06pt solid #ffffff" loext:border-bottom="none"/>
    </style:style>
    <style:style style:name="T15" style:family="text">
      <style:text-properties style:font-name="Monaco" fo:font-style="normal" fo:font-weight="normal"/>
    </style:style>
    <style:style style:name="T16" style:family="text">
      <style:text-properties style:font-name="Monaco" fo:font-size="14pt" fo:font-style="normal" fo:font-weight="normal"/>
    </style:style>
    <style:style style:name="T17" style:family="text">
      <style:text-properties style:font-name="Monaco" fo:font-size="10.5pt"/>
    </style:style>
    <style:style style:name="T18" style:family="text">
      <style:text-properties fo:color="#e85d7f"/>
    </style:style>
    <style:style style:name="T19" style:family="text">
      <style:text-properties fo:color="#b4d353"/>
    </style:style>
    <style:style style:name="T20" style:family="text">
      <style:text-properties fo:color="#ffe083"/>
    </style:style>
    <style:style style:name="T21" style:family="text">
      <style:text-properties fo:color="#ffe083" style:font-name="Monaco" fo:font-style="normal" fo:font-weight="normal"/>
    </style:style>
    <style:style style:name="T22" style:family="text">
      <style:text-properties fo:color="#ff8973"/>
    </style:style>
    <style:style style:name="T23" style:family="text">
      <style:text-properties fo:color="#ff8973" style:font-name="Monaco" fo:font-size="14pt" fo:font-style="normal" fo:font-weight="normal"/>
    </style:style>
    <style:style style:name="T24" style:family="text">
      <style:text-properties fo:color="#ff8973" style:font-name="Monaco" fo:font-style="normal" fo:font-weight="normal"/>
    </style:style>
    <style:style style:name="T25" style:family="text">
      <style:text-properties fo:color="#ff8973" style:font-name="Monaco" fo:font-size="10.5pt"/>
    </style:style>
    <style:style style:name="T26" style:family="text">
      <style:text-properties fo:color="#83fff5" style:font-name="Monaco" fo:font-size="14pt" fo:font-style="normal" fo:font-weight="normal"/>
    </style:style>
    <style:style style:name="T27" style:family="text">
      <style:text-properties fo:color="#83fff5" style:font-name="Monaco" fo:font-style="normal" fo:font-weight="normal"/>
    </style:style>
    <style:style style:name="T28" style:family="text">
      <style:text-properties fo:color="#83fff5" style:font-name="Monaco" fo:font-size="10.5pt"/>
    </style:style>
    <style:style style:name="T29" style:family="text">
      <style:text-properties fo:color="#cc7bc2" style:font-name="Monaco" fo:font-size="14pt" fo:font-style="normal" fo:font-weight="normal"/>
    </style:style>
    <style:style style:name="T30" style:family="text">
      <style:text-properties fo:color="#cc7bc2" style:font-name="Monaco" fo:font-style="normal" fo:font-weight="normal"/>
    </style:style>
    <style:style style:name="T31" style:family="text">
      <style:text-properties fo:color="#b3ccff"/>
    </style:style>
    <style:style style:name="T32" style:family="text">
      <style:text-properties fo:color="#b3ccff" style:font-name="Monaco" fo:font-size="14pt" fo:font-style="normal" fo:font-weight="normal"/>
    </style:style>
    <style:style style:name="T33" style:family="text">
      <style:text-properties fo:color="#b3ccff" style:font-name="Monaco" fo:font-style="normal" fo:font-weight="normal"/>
    </style:style>
    <style:style style:name="T34" style:family="text">
      <style:text-properties fo:color="#b3ccff" style:font-name="Monaco" fo:font-size="10.5pt"/>
    </style:style>
    <style:style style:name="T35" style:family="text">
      <style:text-properties fo:color="#ffffff"/>
    </style:style>
    <style:style style:name="T36" style:family="text">
      <style:text-properties fo:color="#ffffff" style:font-name="Monaco" fo:font-size="10.5pt"/>
    </style:style>
    <style:style style:name="T37" style:family="text">
      <style:text-properties fo:color="#939598" style:font-name="Monaco" fo:font-size="14pt" fo:font-style="normal" fo:font-weight="normal"/>
    </style:style>
    <style:style style:name="T38" style:family="text">
      <style:text-properties fo:color="#939598" style:font-name="Monaco"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BUILDING FRONT-END APPLICATIONS WITH REACT</text:p>
      <text:h text:style-name="P48" text:outline-level="1">Create Project &amp; Components</text:h>
      <text:p text:style-name="P9">Welcome to the first installment of the Ravenous project! Over the next couple of weeks, you’ll build a website called “Ravenous”, a Yelp-like clone.</text:p>
      <text:p text:style-name="P9">In total, there will be four parts to this project:</text:p>
      <text:list xml:id="list3176706268" text:style-name="L1">
        <text:list-item>
          <text:p text:style-name="P24">Creating Static Components</text:p>
        </text:list-item>
        <text:list-item>
          <text:p text:style-name="P24">Passing Information to Components</text:p>
        </text:list-item>
        <text:list-item>
          <text:p text:style-name="P24">Setting the State of Ravenous Components</text:p>
        </text:list-item>
        <text:list-item>
          <text:p text:style-name="P24">Interacting with the Yelp API</text:p>
        </text:list-item>
      </text:list>
      <text:p text:style-name="P11"><text:span text:style-name="T6">Today, you will start by building the first part of Ravenous: </text:span><text:span text:style-name="Strong_20_Emphasis"><text:span text:style-name="T7">Creating Static Components</text:span></text:span><text:span text:style-name="T6">.</text:span></text:p>
      <text:p text:style-name="P9">Here’s a quick overview of how Ravenous should function:</text:p>
      <text:list xml:id="list3245103056" text:style-name="L2">
        <text:list-item>
          <text:p text:style-name="P25">As a user, I should be able to search for restaurants</text:p>
        </text:list-item>
        <text:list-item>
          <text:p text:style-name="P25">As a user, I should be able to view a list of restaurants returned by the Yelp API</text:p>
        </text:list-item>
        <text:list-item>
          <text:p text:style-name="P25">As a user, I should be able to sort through restaurants using a filter</text:p>
        </text:list-item>
      </text:list>
      <text:p text:style-name="P9">The four projects will test your knowledge of JavaScript and React, all with the goal of building a Yelp-like clone. If you want to get a feel for what Ravenous can be, visit the Yelp website and search for restaurants in your area.</text:p>
      <text:p text:style-name="P9">Finally, a few notes before getting started:</text:p>
      <text:list xml:id="list1103236574" text:style-name="L3">
        <text:list-item>
          <text:p text:style-name="P26">In each project, you’ll be presented with the intended, final outcome (of that project) in the Codecademy browser component.</text:p>
        </text:list-item>
        <text:list-item>
          <text:p text:style-name="P26">You should expect to spend more than 1 day on this specific project. It’s the base of the entire app, and it will likely take a few days to complete this project. It’s OK if it is not all finished in one day.</text:p>
        </text:list-item>
        <text:list-item>
          <text:p text:style-name="P26"><text:soft-page-break/>If you don’t understand how to implement a certain part of the project, we’ll provide guidance as needed. However, you should expect to search Codecademy for the exercises that will provide you with the relevant information.</text:p>
        </text:list-item>
        <text:list-item>
          <text:p text:style-name="P26">You should expect to complete all four Ravenous projects on your personal computer using your preferred tools (terminal, text editors, etc.).</text:p>
        </text:list-item>
      </text:list>
      <text:p text:style-name="P9">Let’s get started!</text:p>
      <text:p text:style-name="P13"><text:span text:style-name="T6">If you get stuck during this project or would like to see an experienced developer work through it, click “</text:span><text:span text:style-name="Strong_20_Emphasis"><text:span text:style-name="T7">Get Help</text:span></text:span><text:span text:style-name="T6">“ to see a </text:span><text:span text:style-name="Strong_20_Emphasis"><text:span text:style-name="T7">project walkthrough video</text:span></text:span><text:span text:style-name="T6">. </text:span><text:a xlink:type="simple" xlink:href="https://www.youtube.com/watch?v=w1Ylc4aw2V8" text:style-name="Internet_20_link" text:visited-style-name="Visited_20_Internet_20_Link">https://www.youtube.com/watch?v=w1Ylc4aw2V8</text:a></text:p>
      <text:p text:style-name="P13"><text:span text:style-name="T2"/></text:p>
      <text:p text:style-name="P45"><text:span text:style-name="T14">Tasks</text:span></text:p>
      <text:p text:style-name="P47">50/50Complete</text:p>
      <text:p text:style-name="P46"/>
      <text:h text:style-name="Heading_20_2" text:outline-level="2">Create a React App</text:h>
      <text:p text:style-name="P3">1.</text:p>
      <text:p text:style-name="P37"><text:span text:style-name="T6">Start by creating a React app using the </text:span><text:span text:style-name="Source_20_Text"><text:span text:style-name="T10">create-react-app</text:span></text:span><text:span text:style-name="T6"> package in your preferred terminal. The name of your app should be </text:span><text:span text:style-name="Source_20_Text"><text:span text:style-name="T10">ravenous</text:span></text:span><text:span text:style-name="T6">.</text:span></text:p>
      <text:p text:style-name="P17">Stuck? Get a hint </text:p>
      <text:p text:style-name="P18">create-react-app ravenous</text:p>
      <text:p text:style-name="P3">2.</text:p>
      <text:p text:style-name="P37"><text:span text:style-name="T6">In another terminal window, </text:span><text:span text:style-name="Source_20_Text"><text:span text:style-name="T10">cd</text:span></text:span><text:span text:style-name="T6"> into the </text:span><text:span text:style-name="Source_20_Text"><text:span text:style-name="T10">Ravenous</text:span></text:span><text:span text:style-name="T6"> directory and type the following command:</text:span></text:p>
      <text:p text:style-name="P52">npm start</text:p>
      <text:p text:style-name="P16">This command will start a development server and open up a preview of your app in a browser tab. As you build, the preview will automatically update when you save your work. This is a great way of seeing your progress in real-time.</text:p>
      <text:p text:style-name="P3">3.</text:p>
      <text:p text:style-name="P11"><text:span text:style-name="T6">Replace the current favicon located at </text:span><text:span text:style-name="Strong_20_Emphasis"><text:span text:style-name="T7">public/favicon.ico</text:span></text:span><text:span text:style-name="T6"> with </text:span><text:a xlink:type="simple" xlink:href="https://s3.amazonaws.com/codecademy-content/programs/react/ravenous/ravenous_favicon.ico" office:target-frame-name="_blank" xlink:show="new" text:style-name="Internet_20_link" text:visited-style-name="Visited_20_Internet_20_Link"><text:span text:style-name="T13">this icon</text:span></text:a><text:span text:style-name="T6">.</text:span></text:p>
      <text:p text:style-name="P13"><text:span text:style-name="T6">Make sure you save the new image as </text:span><text:span text:style-name="Strong_20_Emphasis"><text:span text:style-name="T7">favicon.ico</text:span></text:span><text:span text:style-name="T6">.</text:span></text:p>
      <text:h text:style-name="Heading_20_2" text:outline-level="2">Add a CSS Reset</text:h>
      <text:p text:style-name="P3">4.</text:p>
      <text:p text:style-name="P37"><text:span text:style-name="T6">By default, </text:span><text:span text:style-name="Source_20_Text"><text:span text:style-name="T10">create-react-app</text:span></text:span><text:span text:style-name="T6"> will generate a sample application. We’ll need to add a reset.css file to ensure our app is styled the same in every browser.</text:span></text:p>
      <text:p text:style-name="P37"><text:span text:style-name="Source_20_Text"><text:span text:style-name="T10">cd</text:span></text:span><text:span text:style-name="T6"> into the newly created </text:span><text:span text:style-name="Source_20_Text"><text:span text:style-name="T10">Ravenous</text:span></text:span><text:span text:style-name="T6"> directory. Take a look at the default folder structure generated by </text:span><text:span text:style-name="Source_20_Text"><text:span text:style-name="T10">create-react-app</text:span></text:span><text:span text:style-name="T6">. Use the command line to create a new file called </text:span><text:span text:style-name="Strong_20_Emphasis"><text:span text:style-name="T7">reset.css</text:span></text:span><text:span text:style-name="T6"> in the </text:span><text:span text:style-name="Strong_20_Emphasis"><text:span text:style-name="T7">public/</text:span></text:span><text:span text:style-name="T6"> directory. Copy and paste </text:span><text:a xlink:type="simple" xlink:href="https://s3.amazonaws.com/codecademy-content/programs/react/ravenous/reset.css" office:target-frame-name="_blank" xlink:show="new" text:style-name="Internet_20_link" text:visited-style-name="Visited_20_Internet_20_Link"><text:span text:style-name="T13">this CSS</text:span></text:a><text:span text:style-name="T6"> into </text:span><text:span text:style-name="Strong_20_Emphasis"><text:span text:style-name="T7">reset.css</text:span></text:span><text:span text:style-name="T6">.</text:span></text:p>
      <text:p text:style-name="P3">5.</text:p>
      <text:p text:style-name="P11"><text:soft-page-break/><text:span text:style-name="T6">Link to </text:span><text:span text:style-name="Strong_20_Emphasis"><text:span text:style-name="T7">reset.css</text:span></text:span><text:span text:style-name="T6"> in the </text:span><text:span text:style-name="Strong_20_Emphasis"><text:span text:style-name="T7">index.html</text:span></text:span><text:span text:style-name="T6"> file that’s also located in the </text:span><text:span text:style-name="Strong_20_Emphasis"><text:span text:style-name="T7">public/</text:span></text:span><text:span text:style-name="T6"> directory.</text:span></text:p>
      <text:p text:style-name="P13"><text:span text:style-name="T6">Keep </text:span><text:span text:style-name="Strong_20_Emphasis"><text:span text:style-name="T7">index.html</text:span></text:span><text:span text:style-name="T6"> open.</text:span></text:p>
      <text:p text:style-name="P6">Stuck? Get a hint</text:p>
      <text:p text:style-name="P7">&lt;link href="./reset.css" rel="stylesheet" type="text/css"&gt;</text:p>
      <text:h text:style-name="Heading_20_2" text:outline-level="2">Add Google Fonts</text:h>
      <text:p text:style-name="P2">6.</text:p>
      <text:p text:style-name="P10"><text:span text:style-name="T6">You’ll also need to add a couple of Google fonts that the app will use. In </text:span><text:span text:style-name="Strong_20_Emphasis"><text:span text:style-name="T7">index.html</text:span></text:span><text:span text:style-name="T6">, add the following links to add the necessary Google fonts:</text:span></text:p>
      <text:p text:style-name="P51"><text:span text:style-name="T18">&lt;link</text:span> <text:span text:style-name="T19">href</text:span>=<text:span text:style-name="T20">"https://fonts.googleapis.com/css?family=Work+Sans:300,500,600"</text:span> <text:span text:style-name="T19">rel</text:span>=<text:span text:style-name="T20">"stylesheet"</text:span><text:span text:style-name="T18">&gt;</text:span></text:p>
      <text:p text:style-name="P55"><text:span text:style-name="T18">&lt;link</text:span> <text:span text:style-name="T19">href</text:span>=<text:span text:style-name="T20">"https://fonts.googleapis.com/css?family=Poppins:600"</text:span> <text:span text:style-name="T19">rel</text:span>=<text:span text:style-name="T20">"stylesheet"</text:span><text:span text:style-name="T18">&gt;</text:span></text:p>
      <text:h text:style-name="Heading_20_2" text:outline-level="2">Create Business.js</text:h>
      <text:p text:style-name="P2">7.</text:p>
      <text:p text:style-name="P8">Great, now let’s move on to some actual React code! Ravenous will be composed of four different components interacting with each other:</text:p>
      <text:list xml:id="list4270373046" text:style-name="L4">
        <text:list-item>
          <text:p text:style-name="P38"><text:span text:style-name="Source_20_Text"><text:span text:style-name="T10">&lt;Business /&gt;</text:span></text:span></text:p>
        </text:list-item>
        <text:list-item>
          <text:p text:style-name="P38"><text:span text:style-name="Source_20_Text"><text:span text:style-name="T10">&lt;BusinessList /&gt;</text:span></text:span></text:p>
        </text:list-item>
        <text:list-item>
          <text:p text:style-name="P38"><text:span text:style-name="Source_20_Text"><text:span text:style-name="T10">&lt;SearchBar /&gt;</text:span></text:span></text:p>
        </text:list-item>
        <text:list-item>
          <text:p text:style-name="P38"><text:span text:style-name="Source_20_Text"><text:span text:style-name="T10">&lt;App /&gt;</text:span></text:span><text:span text:style-name="T6"> (created by default with </text:span><text:span text:style-name="Source_20_Text"><text:span text:style-name="T10">create-react-app</text:span></text:span><text:span text:style-name="T6">)</text:span></text:p>
        </text:list-item>
      </text:list>
      <text:p text:style-name="P8">You’ll create all four components in this project, one by one. You can expect them to be static components for now — you’ll add additional functionality later.</text:p>
      <text:p text:style-name="P10"><text:span text:style-name="T6">First, you’ll need to structure the </text:span><text:span text:style-name="Strong_20_Emphasis"><text:span text:style-name="T7">Ravenous</text:span></text:span><text:span text:style-name="T6"> directory differently.</text:span></text:p>
      <text:p text:style-name="P36"><text:span text:style-name="Source_20_Text"><text:span text:style-name="T10">cd</text:span></text:span><text:span text:style-name="T6"> into the </text:span><text:span text:style-name="Strong_20_Emphasis"><text:span text:style-name="T7">src/</text:span></text:span><text:span text:style-name="T6"> directory. Create a new folder called </text:span><text:span text:style-name="Strong_20_Emphasis"><text:span text:style-name="T7">components</text:span></text:span><text:span text:style-name="T6">. You’ll store all of your components in this directory.</text:span></text:p>
      <text:p text:style-name="P2">8.</text:p>
      <text:p text:style-name="P10"><text:span text:style-name="T6">Each component should have its own folder inside of </text:span><text:span text:style-name="Strong_20_Emphasis"><text:span text:style-name="T7">components/</text:span></text:span><text:span text:style-name="T6">. Inside of the </text:span><text:span text:style-name="Strong_20_Emphasis"><text:span text:style-name="T7">components/</text:span></text:span><text:span text:style-name="T6"> directory create a new folder called </text:span><text:span text:style-name="Strong_20_Emphasis"><text:span text:style-name="T7">App</text:span></text:span><text:span text:style-name="T6">.</text:span></text:p>
      <text:p text:style-name="P10"><text:soft-page-break/><text:span text:style-name="T6">Move </text:span><text:span text:style-name="Strong_20_Emphasis"><text:span text:style-name="T7">App.js</text:span></text:span><text:span text:style-name="T6"> and </text:span><text:span text:style-name="Strong_20_Emphasis"><text:span text:style-name="T7">App.css</text:span></text:span><text:span text:style-name="T6"> to the </text:span><text:span text:style-name="Strong_20_Emphasis"><text:span text:style-name="T7">App/</text:span></text:span><text:span text:style-name="T6"> folder and update the path in </text:span><text:span text:style-name="Strong_20_Emphasis"><text:span text:style-name="T7">index.js</text:span></text:span><text:span text:style-name="T6"> accordingly.</text:span></text:p>
      <text:p text:style-name="P12"><text:span text:style-name="T6">Remove </text:span><text:span text:style-name="Strong_20_Emphasis"><text:span text:style-name="T7">App.test.js</text:span></text:span><text:span text:style-name="T6"> from the </text:span><text:span text:style-name="Strong_20_Emphasis"><text:span text:style-name="T7">src/</text:span></text:span><text:span text:style-name="T6"> folder, as you will not use it in this project.</text:span></text:p>
      <text:p text:style-name="P14">Stuck? Get a hint</text:p>
      <text:p text:style-name="P14"/>
      <text:p text:style-name="P14">In index.js our filepath for importing App will change.</text:p>
      <text:p text:style-name="P14">...</text:p>
      <text:p text:style-name="P14">import App from './components/App/App';</text:p>
      <text:p text:style-name="P14">...</text:p>
      <text:p text:style-name="P14"/>
      <text:p text:style-name="P2">9.</text:p>
      <text:p text:style-name="P36"><text:span text:style-name="T6">Next, let’s create the </text:span><text:span text:style-name="Source_20_Text"><text:span text:style-name="T10">&lt;Business /&gt;</text:span></text:span><text:span text:style-name="T6"> component.</text:span></text:p>
      <text:p text:style-name="P36"><text:span text:style-name="T6">Inside of </text:span><text:span text:style-name="Strong_20_Emphasis"><text:span text:style-name="T7">components/</text:span></text:span><text:span text:style-name="T6">, create a new folder called </text:span><text:span text:style-name="Strong_20_Emphasis"><text:span text:style-name="T7">Business</text:span></text:span><text:span text:style-name="T6">. </text:span><text:span text:style-name="Source_20_Text"><text:span text:style-name="T10">cd</text:span></text:span><text:span text:style-name="T6"> into the </text:span><text:span text:style-name="Strong_20_Emphasis"><text:span text:style-name="T7">Business/</text:span></text:span><text:span text:style-name="T6"> directory and create two files:</text:span></text:p>
      <text:list xml:id="list3060955639" text:style-name="L5">
        <text:list-item>
          <text:p text:style-name="P28"><text:span text:style-name="Strong_20_Emphasis"><text:span text:style-name="T7">Business.js</text:span></text:span></text:p>
        </text:list-item>
        <text:list-item>
          <text:p text:style-name="P28"><text:span text:style-name="Strong_20_Emphasis"><text:span text:style-name="T7">Business.css</text:span></text:span></text:p>
        </text:list-item>
      </text:list>
      <text:h text:style-name="Heading_20_2" text:outline-level="2">Create a Sample Business</text:h>
      <text:p text:style-name="P2">10.</text:p>
      <text:p text:style-name="P36"><text:span text:style-name="T6">Great! Now you’re ready to begin creating your first React component. The purpose of the </text:span><text:span text:style-name="Source_20_Text"><text:span text:style-name="T10">&lt;Business /&gt;</text:span></text:span><text:span text:style-name="T6"> component is to represent how a business (a restaurant) in Ravenous will be formatted and styled. For now, we’ll hard code a single business listing. Later, you’ll update it dynamically using the Yelp API.</text:span></text:p>
      <text:p text:style-name="P10"><text:span text:style-name="T6">Open </text:span><text:span text:style-name="Strong_20_Emphasis"><text:span text:style-name="T7">Business.js</text:span></text:span><text:span text:style-name="T6"> in your text editor.</text:span></text:p>
      <text:p text:style-name="P36"><text:span text:style-name="T6">Create a JavaScript object called </text:span><text:span text:style-name="Source_20_Text"><text:span text:style-name="T10">business</text:span></text:span><text:span text:style-name="T6">. Copy the following keys and values and add them to </text:span><text:span text:style-name="Source_20_Text"><text:span text:style-name="T10">business</text:span></text:span><text:span text:style-name="T6">:</text:span></text:p>
      <text:p text:style-name="P53"><text:s text:c="2"/><text:span text:style-name="T24">imageSrc</text:span><text:span text:style-name="T15">: </text:span><text:span text:style-name="T21">'https://s3.amazonaws.com/codecademy-content/programs/react/ravenous/pizza.jpg'</text:span><text:span text:style-name="T15">,</text:span></text:p>
      <text:p text:style-name="P56"><text:s text:c="2"/><text:span text:style-name="T24">name</text:span><text:span text:style-name="T15">: </text:span><text:span text:style-name="T21">'MarginOtto Pizzeria'</text:span><text:span text:style-name="T15">,</text:span></text:p>
      <text:p text:style-name="P56"><text:s text:c="2"/><text:span text:style-name="T24">address</text:span><text:span text:style-name="T15">: </text:span><text:span text:style-name="T21">'1010 Paddington Way'</text:span><text:span text:style-name="T15">,</text:span></text:p>
      <text:p text:style-name="P56"><text:s text:c="2"/><text:span text:style-name="T24">city</text:span><text:span text:style-name="T15">: </text:span><text:span text:style-name="T21">'Flavortown'</text:span><text:span text:style-name="T15">,</text:span></text:p>
      <text:p text:style-name="P56"><text:s text:c="2"/><text:span text:style-name="T24">state</text:span><text:span text:style-name="T15">: </text:span><text:span text:style-name="T21">'NY'</text:span><text:span text:style-name="T15">,</text:span></text:p>
      <text:p text:style-name="P56"><text:s text:c="2"/><text:span text:style-name="T24">zipCode</text:span><text:span text:style-name="T15">: </text:span><text:span text:style-name="T21">'10101'</text:span><text:span text:style-name="T15">,</text:span></text:p>
      <text:p text:style-name="P56"><text:s text:c="2"/><text:span text:style-name="T24">category</text:span><text:span text:style-name="T15">: </text:span><text:span text:style-name="T21">'Italian'</text:span><text:span text:style-name="T15">,</text:span></text:p>
      <text:p text:style-name="P56"><text:soft-page-break/><text:s text:c="2"/><text:span text:style-name="T24">rating</text:span><text:span text:style-name="T15">: </text:span><text:span text:style-name="T24">4.5</text:span><text:span text:style-name="T15">,</text:span></text:p>
      <text:p text:style-name="P56"><text:s text:c="2"/><text:span text:style-name="T24">reviewCount</text:span><text:span text:style-name="T15">: </text:span><text:span text:style-name="T24">90</text:span></text:p>
      <text:h text:style-name="Heading_20_2" text:outline-level="2">Import React</text:h>
      <text:p text:style-name="P3">11.</text:p>
      <text:p text:style-name="P37"><text:span text:style-name="T6">Perfect. The information in this object will be consumed by the </text:span><text:span text:style-name="Source_20_Text"><text:span text:style-name="T10">&lt;Business /&gt;</text:span></text:span><text:span text:style-name="T6"> component.</text:span></text:p>
      <text:p text:style-name="P9">To build the component using React, you’ll need to import the React library.</text:p>
      <text:p text:style-name="P13"><text:span text:style-name="T6">At the very top of your </text:span><text:span text:style-name="Strong_20_Emphasis"><text:span text:style-name="T7">Business.js</text:span></text:span><text:span text:style-name="T6"> file (line 1), import React.</text:span></text:p>
      <text:p text:style-name="P6">Stuck? Get a hint</text:p>
      <text:p text:style-name="P6">import React from 'react';</text:p>
      <text:h text:style-name="Heading_20_2" text:outline-level="2">Create the &lt;Business /&gt; Component</text:h>
      <text:p text:style-name="P2">12.</text:p>
      <text:p text:style-name="P36"><text:span text:style-name="T6">Next, below the </text:span><text:span text:style-name="Source_20_Text"><text:span text:style-name="T10">business</text:span></text:span><text:span text:style-name="T6"> object, create a React component called </text:span><text:span text:style-name="Source_20_Text"><text:span text:style-name="T10">Business</text:span></text:span><text:span text:style-name="T6">. The component should extend </text:span><text:span text:style-name="Source_20_Text"><text:span text:style-name="T10">React.Component</text:span></text:span><text:span text:style-name="T6">.</text:span></text:p>
      <text:p text:style-name="P14">Stuck? Get a hint</text:p>
      <text:p text:style-name="P19"><text:span text:style-name="T17">class Business extends React.Component {</text:span></text:p>
      <text:p text:style-name="P19"><text:span text:style-name="T17">}</text:span></text:p>
      <text:p text:style-name="P14"><text:span text:style-name="T36"/></text:p>
      <text:p text:style-name="P2">13.</text:p>
      <text:p text:style-name="P36"><text:span text:style-name="T6">Add a </text:span><text:span text:style-name="Source_20_Text"><text:span text:style-name="T10">.render()</text:span></text:span><text:span text:style-name="T6"> method to the </text:span><text:span text:style-name="Source_20_Text"><text:span text:style-name="T10">Business</text:span></text:span><text:span text:style-name="T6"> component.</text:span></text:p>
      <text:p text:style-name="P14">Stuck? Get a hint</text:p>
      <text:p text:style-name="P14"/>
      <text:p text:style-name="P14">class Business extends React.Component {</text:p>
      <text:p text:style-name="P14"><text:s text:c="2"/>render() {</text:p>
      <text:p text:style-name="P14"/>
      <text:p text:style-name="P14"><text:s text:c="2"/>}</text:p>
      <text:p text:style-name="P14">}</text:p>
      <text:p text:style-name="P14"/>
      <text:p text:style-name="P14"/>
      <text:p text:style-name="P2">14.</text:p>
      <text:p text:style-name="P36"><text:span text:style-name="T6">Inside of the </text:span><text:span text:style-name="Source_20_Text"><text:span text:style-name="T10">.render()</text:span></text:span><text:span text:style-name="T6"> method, add a return statement with JSX that renders </text:span><text:a xlink:type="simple" xlink:href="https://s3.amazonaws.com/codecademy-content/programs/react/ravenous/business.txt" office:target-frame-name="_blank" xlink:show="new" text:style-name="Internet_20_link" text:visited-style-name="Visited_20_Internet_20_Link"><text:span text:style-name="T13">this</text:span></text:a><text:span text:style-name="T6"> HTML.</text:span></text:p>
      <text:p text:style-name="P8">Follow the guidelines below when you write the HTML (linked above) as JSX:</text:p>
      <text:list xml:id="list1372377476" text:style-name="L6">
        <text:list-item>
          <text:p text:style-name="P39"><text:soft-page-break/><text:span text:style-name="T6">Change all </text:span><text:span text:style-name="Source_20_Text"><text:span text:style-name="T10">class</text:span></text:span><text:span text:style-name="T6"> attributes to </text:span><text:span text:style-name="Source_20_Text"><text:span text:style-name="T10">className</text:span></text:span><text:span text:style-name="T6">.</text:span></text:p>
        </text:list-item>
        <text:list-item>
          <text:p text:style-name="P39"><text:span text:style-name="T6">Do not change the </text:span><text:span text:style-name="Source_20_Text"><text:span text:style-name="T10">class</text:span></text:span><text:span text:style-name="T6"> values, as we will use them in the next step to add style to the business component.</text:span></text:p>
        </text:list-item>
        <text:list-item>
          <text:p text:style-name="P39"><text:span text:style-name="T6">Replace the relevant information with references to properties in the </text:span><text:span text:style-name="Source_20_Text"><text:span text:style-name="T10">business</text:span></text:span><text:span text:style-name="T6"> object (i.e. </text:span><text:span text:style-name="Source_20_Text"><text:span text:style-name="T10">{business.thisProperty}</text:span></text:span><text:span text:style-name="T6">).</text:span></text:p>
        </text:list-item>
      </text:list>
      <text:h text:style-name="Heading_20_2" text:outline-level="2">Import Business.css</text:h>
      <text:p text:style-name="P2">15.</text:p>
      <text:p text:style-name="P36"><text:span text:style-name="T6">You added a bunch of </text:span><text:span text:style-name="Source_20_Text"><text:span text:style-name="T10">className</text:span></text:span><text:span text:style-name="T6"> attributes to the HTML elements in the </text:span><text:span text:style-name="Source_20_Text"><text:span text:style-name="T10">Business</text:span></text:span><text:span text:style-name="T6"> component, but they won’t be very useful if we don’t style those elements with CSS! Create a new file called </text:span><text:span text:style-name="Strong_20_Emphasis"><text:span text:style-name="T7">Business.css</text:span></text:span><text:span text:style-name="T6"> in the </text:span><text:span text:style-name="Strong_20_Emphasis"><text:span text:style-name="T7">Business/</text:span></text:span><text:span text:style-name="T6"> directory. Add </text:span><text:a xlink:type="simple" xlink:href="https://s3.amazonaws.com/codecademy-content/programs/react/ravenous/Business.css" office:target-frame-name="_blank" xlink:show="new" text:style-name="Internet_20_link" text:visited-style-name="Visited_20_Internet_20_Link"><text:span text:style-name="T13">this CSS</text:span></text:a><text:span text:style-name="T6"> to to the </text:span><text:span text:style-name="Strong_20_Emphasis"><text:span text:style-name="T7">Business.css</text:span></text:span><text:span text:style-name="T6"> file.</text:span></text:p>
      <text:p text:style-name="P2">16.</text:p>
      <text:p text:style-name="P36"><text:span text:style-name="T6">This CSS won’t be very useful if your </text:span><text:span text:style-name="Source_20_Text"><text:span text:style-name="T10">&lt;Business /&gt;</text:span></text:span><text:span text:style-name="T6"> component can’t access it. At the top of </text:span><text:span text:style-name="Strong_20_Emphasis"><text:span text:style-name="T7">Business.js</text:span></text:span><text:span text:style-name="T6"> (line 2), import the </text:span><text:span text:style-name="Strong_20_Emphasis"><text:span text:style-name="T7">Business.css</text:span></text:span><text:span text:style-name="T6"> file. Remember that the CSS file lives in the same parent directory as </text:span><text:span text:style-name="Strong_20_Emphasis"><text:span text:style-name="T7">Business.js</text:span></text:span><text:span text:style-name="T6">.</text:span></text:p>
      <text:p text:style-name="P4">Stuck? Get a hint</text:p>
      <text:p text:style-name="P4">import './Business.css';</text:p>
      <text:h text:style-name="Heading_20_2" text:outline-level="2">Export the &lt;Business /&gt; Component</text:h>
      <text:p text:style-name="P2">17.</text:p>
      <text:p text:style-name="P36"><text:span text:style-name="T6">You just built your first React component! Congratulations! All that’s left to do is to make this component available to the rest of the Ravenous app. At the bottom of the file (last line), export the </text:span><text:span text:style-name="Source_20_Text"><text:span text:style-name="T10">Business</text:span></text:span><text:span text:style-name="T6"> component.</text:span></text:p>
      <text:p text:style-name="P4">Stuck? Get a hint</text:p>
      <text:p text:style-name="P4">export default Business;</text:p>
      <text:h text:style-name="P50" text:outline-level="2">Create BusinessList.js and BusinessList.css</text:h>
      <text:p text:style-name="P2">18.</text:p>
      <text:p text:style-name="P36"><text:span text:style-name="T6">Let’s move on to the next component: </text:span><text:span text:style-name="Source_20_Text"><text:span text:style-name="T10">&lt;BusinessList /&gt;</text:span></text:span><text:span text:style-name="T6">.</text:span></text:p>
      <text:p text:style-name="P10"><text:span text:style-name="T6">In the </text:span><text:span text:style-name="Strong_20_Emphasis"><text:span text:style-name="T7">components/</text:span></text:span><text:span text:style-name="T6"> directory, create another folder called </text:span><text:span text:style-name="Strong_20_Emphasis"><text:span text:style-name="T7">BusinessList</text:span></text:span><text:span text:style-name="T6">.</text:span></text:p>
      <text:p text:style-name="P10"><text:soft-page-break/><text:span text:style-name="T6">Inside of </text:span><text:span text:style-name="Strong_20_Emphasis"><text:span text:style-name="T7">BusinessList</text:span></text:span><text:span text:style-name="T6">, create two files:</text:span></text:p>
      <text:list xml:id="list15870251" text:style-name="L7">
        <text:list-item>
          <text:p text:style-name="P29"><text:span text:style-name="Strong_20_Emphasis"><text:span text:style-name="T7">BusinessList.js</text:span></text:span></text:p>
        </text:list-item>
        <text:list-item>
          <text:p text:style-name="P29"><text:span text:style-name="Strong_20_Emphasis"><text:span text:style-name="T7">BusinessList.css</text:span></text:span></text:p>
        </text:list-item>
      </text:list>
      <text:p text:style-name="P2">19.</text:p>
      <text:p text:style-name="P10"><text:span text:style-name="T6">Add the following CSS to </text:span><text:span text:style-name="Strong_20_Emphasis"><text:span text:style-name="T7">BusinessList.css</text:span></text:span><text:span text:style-name="T6">:</text:span></text:p>
      <text:p text:style-name="P51"><text:span text:style-name="T19">.BusinessList</text:span> {</text:p>
      <text:p text:style-name="P56"><text:s text:c="2"/><text:span text:style-name="T27">display</text:span><text:span text:style-name="T15">: </text:span><text:span text:style-name="T30">flex</text:span><text:span text:style-name="T15">;</text:span></text:p>
      <text:p text:style-name="P56"><text:s text:c="2"/><text:span text:style-name="T27">justify-content</text:span><text:span text:style-name="T15">: </text:span><text:span text:style-name="T30">space-around</text:span><text:span text:style-name="T15">;</text:span></text:p>
      <text:p text:style-name="P56"><text:s text:c="2"/><text:span text:style-name="T27">flex-wrap</text:span><text:span text:style-name="T15">: </text:span><text:span text:style-name="T30">wrap</text:span><text:span text:style-name="T15">;</text:span></text:p>
      <text:p text:style-name="P56"><text:s text:c="2"/><text:span text:style-name="T27">margin</text:span><text:span text:style-name="T15">: </text:span><text:span text:style-name="T24">4.4rem</text:span><text:span text:style-name="T15"> </text:span><text:span text:style-name="T24">10%</text:span><text:span text:style-name="T15">;</text:span></text:p>
      <text:p text:style-name="P55">}</text:p>
      <text:h text:style-name="Heading_20_2" text:outline-level="2">Import React and BusinessList.css</text:h>
      <text:p text:style-name="P3">20.</text:p>
      <text:p text:style-name="P11"><text:span text:style-name="T6">Great! Now you’re ready to start building this component. Start by opening </text:span><text:span text:style-name="Strong_20_Emphasis"><text:span text:style-name="T7">BusinessList.js</text:span></text:span><text:span text:style-name="T6">. At the top of the file, import the following (in this order):</text:span></text:p>
      <text:list xml:id="list4265395607" text:style-name="L8">
        <text:list-item>
          <text:p text:style-name="P27">The React library</text:p>
        </text:list-item>
        <text:list-item>
          <text:p text:style-name="P33"><text:span text:style-name="Strong_20_Emphasis"><text:span text:style-name="T7">BusinessList.css</text:span></text:span></text:p>
        </text:list-item>
      </text:list>
      <text:h text:style-name="Heading_20_2" text:outline-level="2">Import the &lt;Business /&gt; Component</text:h>
      <text:p text:style-name="P2">21.</text:p>
      <text:p text:style-name="P36"><text:span text:style-name="T6">The point of the </text:span><text:span text:style-name="Source_20_Text"><text:span text:style-name="T10">&lt;BusinessList /&gt;</text:span></text:span><text:span text:style-name="T6"> component is to simulate what a returned list of businesses would look like in Ravenous (after querying the Yelp API, for example). To help this simulation, </text:span><text:span text:style-name="Source_20_Text"><text:span text:style-name="T10">&lt;BusinessList /&gt;</text:span></text:span><text:span text:style-name="T6"> will make use of the </text:span><text:span text:style-name="Source_20_Text"><text:span text:style-name="T10">&lt;Business /&gt;</text:span></text:span><text:span text:style-name="T6"> component repeatedly. To use the </text:span><text:span text:style-name="Source_20_Text"><text:span text:style-name="T10">&lt;Business /&gt;</text:span></text:span><text:span text:style-name="T6"> component, you’ll have to import it. On the next line, import the </text:span><text:span text:style-name="Source_20_Text"><text:span text:style-name="T10">&lt;Business /&gt;</text:span></text:span><text:span text:style-name="T6"> component.</text:span></text:p>
      <text:p text:style-name="P4">Stuck? Get a hint</text:p>
      <text:p text:style-name="P4">import Business from '../Business/Business';</text:p>
      <text:p text:style-name="P4">Recall that .. indicates a parent directory.</text:p>
      <text:h text:style-name="Heading_20_2" text:outline-level="2">Create the &lt;BusinessList /&gt; Component</text:h>
      <text:p text:style-name="P2">22.</text:p>
      <text:p text:style-name="P36"><text:soft-page-break/><text:span text:style-name="T6">Let’s start building the component. Use the React library to create a component called </text:span><text:span text:style-name="Source_20_Text"><text:span text:style-name="T10">BusinessList</text:span></text:span><text:span text:style-name="T6">.</text:span></text:p>
      <text:p text:style-name="P14">Stuck? Get a hint</text:p>
      <text:p text:style-name="P14"/>
      <text:p text:style-name="P14">_ BusinessList _ React.Component {</text:p>
      <text:p text:style-name="P14">}</text:p>
      <text:p text:style-name="P14">Make sure to replace the _ with the correct keywords.</text:p>
      <text:p text:style-name="P14"/>
      <text:p text:style-name="P2">23.</text:p>
      <text:p text:style-name="P36"><text:span text:style-name="T6">Inside of the component, add a </text:span><text:span text:style-name="Source_20_Text"><text:span text:style-name="T10">render()</text:span></text:span><text:span text:style-name="T6"> method.</text:span></text:p>
      <text:h text:style-name="Heading_20_2" text:outline-level="2">Rendering &lt;Business /&gt;</text:h>
      <text:p text:style-name="P2">24.</text:p>
      <text:p text:style-name="P36"><text:span text:style-name="T6">Inside of the </text:span><text:span text:style-name="Source_20_Text"><text:span text:style-name="T10">.render()</text:span></text:span><text:span text:style-name="T6"> method, add a return statement with JSX that renders </text:span><text:a xlink:type="simple" xlink:href="https://s3.amazonaws.com/codecademy-content/programs/react/ravenous/business-list.txt" office:target-frame-name="_blank" xlink:show="new" text:style-name="Internet_20_link" text:visited-style-name="Visited_20_Internet_20_Link"><text:span text:style-name="T13">this</text:span></text:a><text:span text:style-name="T6"> HTML.</text:span></text:p>
      <text:p text:style-name="P8">Follow the guidelines below when you write the HTML (linked above) as JSX:</text:p>
      <text:list xml:id="list1715075237" text:style-name="L9">
        <text:list-item>
          <text:p text:style-name="P40"><text:span text:style-name="T6">Change all </text:span><text:span text:style-name="Source_20_Text"><text:span text:style-name="T10">class</text:span></text:span><text:span text:style-name="T6"> attributes to </text:span><text:span text:style-name="Source_20_Text"><text:span text:style-name="T10">className</text:span></text:span><text:span text:style-name="T6">.</text:span></text:p>
        </text:list-item>
        <text:list-item>
          <text:p text:style-name="P40"><text:span text:style-name="T6">Do not change the </text:span><text:span text:style-name="Source_20_Text"><text:span text:style-name="T10">class</text:span></text:span><text:span text:style-name="T6"> values, as we will use them in the next step to add style to the business list component.</text:span></text:p>
        </text:list-item>
        <text:list-item>
          <text:p text:style-name="P40"><text:span text:style-name="T6">Replace each comment with a </text:span><text:span text:style-name="Source_20_Text"><text:span text:style-name="T10">Business</text:span></text:span><text:span text:style-name="T6"> component.</text:span></text:p>
        </text:list-item>
      </text:list>
      <text:p text:style-name="P4">Stuck? Get a hint</text:p>
      <text:p text:style-name="P4">&lt;div className="BusinessList"&gt;</text:p>
      <text:p text:style-name="P4"><text:s text:c="2"/>&lt;Business /&gt;</text:p>
      <text:p text:style-name="P4"><text:s text:c="2"/>&lt;Business /&gt;</text:p>
      <text:p text:style-name="P4"><text:s text:c="2"/>// Add four more Business components</text:p>
      <text:p text:style-name="P4">&lt;/div&gt;</text:p>
      <text:h text:style-name="Heading_20_2" text:outline-level="2">Export the &lt;BusinessList /&gt; Component</text:h>
      <text:p text:style-name="P2">25.</text:p>
      <text:p text:style-name="P36"><text:span text:style-name="T6">That’s it for the </text:span><text:span text:style-name="Source_20_Text"><text:span text:style-name="T10">BusinessList</text:span></text:span><text:span text:style-name="T6"> component! This list component will need to be rendered again by another component, so you’ll need to export it. At the bottom of the file, export </text:span><text:span text:style-name="Source_20_Text"><text:span text:style-name="T10">BusinessList</text:span></text:span><text:span text:style-name="T6">.</text:span></text:p>
      <text:h text:style-name="Heading_20_2" text:outline-level="2"><text:soft-page-break/>Create SearchBar.js</text:h>
      <text:p text:style-name="P3">26.</text:p>
      <text:p text:style-name="P37"><text:span text:style-name="T6">To search for businesses (restaurants) in Ravenous, you’ll need a search bar. We’ll implement this with a </text:span><text:span text:style-name="Source_20_Text"><text:span text:style-name="T10">SearchBar</text:span></text:span><text:span text:style-name="T6"> component.</text:span></text:p>
      <text:p text:style-name="P11"><text:span text:style-name="T6">In the </text:span><text:span text:style-name="Strong_20_Emphasis"><text:span text:style-name="T7">components/</text:span></text:span><text:span text:style-name="T6"> directory, create another folder called </text:span><text:span text:style-name="Strong_20_Emphasis"><text:span text:style-name="T7">SearchBar</text:span></text:span><text:span text:style-name="T6">.</text:span></text:p>
      <text:p text:style-name="P11"><text:span text:style-name="T6">Inside of </text:span><text:span text:style-name="Strong_20_Emphasis"><text:span text:style-name="T7">SearchBar</text:span></text:span><text:span text:style-name="T6">, create two files:</text:span></text:p>
      <text:list xml:id="list2597047833" text:style-name="L10">
        <text:list-item>
          <text:p text:style-name="P34"><text:span text:style-name="Strong_20_Emphasis"><text:span text:style-name="T7">SearchBar.js</text:span></text:span></text:p>
        </text:list-item>
        <text:list-item>
          <text:p text:style-name="P34"><text:span text:style-name="Strong_20_Emphasis"><text:span text:style-name="T7">SearchBar.css</text:span></text:span></text:p>
        </text:list-item>
      </text:list>
      <text:p text:style-name="P3">27.</text:p>
      <text:p text:style-name="P11"><text:span text:style-name="T6">Add </text:span><text:a xlink:type="simple" xlink:href="https://s3.amazonaws.com/codecademy-content/programs/react/ravenous/SearchBar.css" office:target-frame-name="_blank" xlink:show="new" text:style-name="Internet_20_link" text:visited-style-name="Visited_20_Internet_20_Link"><text:span text:style-name="T13">this CSS</text:span></text:a><text:span text:style-name="T6"> to the </text:span><text:span text:style-name="Strong_20_Emphasis"><text:span text:style-name="T7">SearchBar.css</text:span></text:span><text:span text:style-name="T6"> file.</text:span></text:p>
      <text:p text:style-name="P9">Here are the two images you’ll need for the project:</text:p>
      <text:list xml:id="list1546309647" text:style-name="L11">
        <text:list-item>
          <text:p text:style-name="P35"><text:a xlink:type="simple" xlink:href="https://s3.amazonaws.com/codecademy-content/programs/react/ravenous/background_search_desktop.jpg" office:target-frame-name="_blank" xlink:show="new" text:style-name="Internet_20_link" text:visited-style-name="Visited_20_Internet_20_Link"><text:span text:style-name="T13">Ravenous (desktop size)</text:span></text:a></text:p>
        </text:list-item>
        <text:list-item>
          <text:p text:style-name="P35"><text:a xlink:type="simple" xlink:href="https://s3.amazonaws.com/codecademy-content/programs/react/ravenous/background_search_mobile.jpg" office:target-frame-name="_blank" xlink:show="new" text:style-name="Internet_20_link" text:visited-style-name="Visited_20_Internet_20_Link"><text:span text:style-name="T13">Ravenous (mobile size)</text:span></text:a></text:p>
        </text:list-item>
      </text:list>
      <text:p text:style-name="P16">The “mobile” version should be used in any media queries you write.</text:p>
      <text:h text:style-name="Heading_20_2" text:outline-level="2">Import React and SearchBar.css</text:h>
      <text:p text:style-name="P2">28.</text:p>
      <text:p text:style-name="P10"><text:span text:style-name="T6">Great! Now you’re ready to start building this component. Start by opening </text:span><text:span text:style-name="Strong_20_Emphasis"><text:span text:style-name="T7">SearchBar.js</text:span></text:span><text:span text:style-name="T6">. At the top of the file, import the following (in this order):</text:span></text:p>
      <text:list xml:id="list2459406771" text:style-name="L12">
        <text:list-item>
          <text:p text:style-name="P20">The React library</text:p>
        </text:list-item>
        <text:list-item>
          <text:p text:style-name="P30"><text:span text:style-name="Strong_20_Emphasis"><text:span text:style-name="T7">SearchBar.css</text:span></text:span></text:p>
        </text:list-item>
      </text:list>
      <text:h text:style-name="Heading_20_2" text:outline-level="2">Create an Options Object</text:h>
      <text:p text:style-name="P2">29.</text:p>
      <text:p text:style-name="P10"><text:span text:style-name="T6">The search bar will communicate with the Yelp API, but you’ll build the functionality to communicate with the API in a later project. Today, you’ll build part of the structure that’s needed to communicate with the Yelp API. Specifically, requests to the Yelp API must follow </text:span><text:a xlink:type="simple" xlink:href="https://www.yelp.com/developers/documentation/v3/business_search" office:target-frame-name="_blank" xlink:show="new" text:style-name="Internet_20_link" text:visited-style-name="Visited_20_Internet_20_Link"><text:span text:style-name="T13">formatting and naming conventions set by the API</text:span></text:a><text:span text:style-name="T6">. For example, the search bar should allow users to search businesses by:</text:span></text:p>
      <text:list xml:id="list895263555" text:style-name="L13">
        <text:list-item>
          <text:p text:style-name="P21"><text:soft-page-break/>Best Match</text:p>
        </text:list-item>
        <text:list-item>
          <text:p text:style-name="P21">Highest Rated</text:p>
        </text:list-item>
        <text:list-item>
          <text:p text:style-name="P21">Most Reviewed</text:p>
        </text:list-item>
      </text:list>
      <text:p text:style-name="P8">To achieve this, you’ll create an object with keys and values that conform to what the API expects to receive (as shown in the documentation provided above). Let’s see what this looks like.</text:p>
      <text:p text:style-name="P36"><text:span text:style-name="T6">Start by creating an object called </text:span><text:span text:style-name="Source_20_Text"><text:span text:style-name="T10">sortByOptions</text:span></text:span><text:span text:style-name="T6">.</text:span></text:p>
      <text:p text:style-name="P2">30.</text:p>
      <text:p text:style-name="P8">The object should have three keys (in this order):</text:p>
      <text:list xml:id="list535971718" text:style-name="L14">
        <text:list-item>
          <text:p text:style-name="P41"><text:span text:style-name="Source_20_Text"><text:span text:style-name="T10">Best Match</text:span></text:span></text:p>
        </text:list-item>
        <text:list-item>
          <text:p text:style-name="P41"><text:span text:style-name="Source_20_Text"><text:span text:style-name="T10">Highest Rated</text:span></text:span></text:p>
        </text:list-item>
        <text:list-item>
          <text:p text:style-name="P41"><text:span text:style-name="Source_20_Text"><text:span text:style-name="T10">Most Reviewed</text:span></text:span></text:p>
        </text:list-item>
      </text:list>
      <text:p text:style-name="P15">Make sure the keys are strings.</text:p>
      <text:p text:style-name="P2">31.</text:p>
      <text:p text:style-name="P36"><text:span text:style-name="T6">Next, set the values. Use </text:span><text:a xlink:type="simple" xlink:href="https://www.yelp.com/developers/documentation/v3/business_search" office:target-frame-name="_blank" xlink:show="new" text:style-name="Internet_20_link" text:visited-style-name="Visited_20_Internet_20_Link"><text:span text:style-name="T13">the documentation</text:span></text:a><text:span text:style-name="T6"> to help you set the values of those keys. The </text:span><text:span text:style-name="Source_20_Text"><text:span text:style-name="T10">sort_by</text:span></text:span><text:span text:style-name="T6"> entry in the table of the “Parameters” section will be helpful. The values should be strings. See if you can find the keys before looking at the hint.</text:span></text:p>
      <text:p text:style-name="P4">Stuck? Get a hint</text:p>
      <text:p text:style-name="P4">const sortByOptions = {</text:p>
      <text:p text:style-name="P4"><text:s text:c="2"/>'Best Match': 'best_match',</text:p>
      <text:p text:style-name="P4"><text:s text:c="2"/>'Highest Rated': 'rating',</text:p>
      <text:p text:style-name="P4"><text:s text:c="2"/>'Most Reviewed': 'review_count'</text:p>
      <text:p text:style-name="P4">}</text:p>
      <text:h text:style-name="Heading_20_2" text:outline-level="2">Create the &lt;SearchBar /&gt; Component</text:h>
      <text:p text:style-name="P2">32.</text:p>
      <text:p text:style-name="P36"><text:span text:style-name="T6">Let’s start building the search bar component. Use the React library to create a component called </text:span><text:span text:style-name="Source_20_Text"><text:span text:style-name="T10">SearchBar</text:span></text:span><text:span text:style-name="T6">. Don’t add a </text:span><text:span text:style-name="Source_20_Text"><text:span text:style-name="T10">render()</text:span></text:span><text:span text:style-name="T6"> method just yet.</text:span></text:p>
      <text:h text:style-name="Heading_20_2" text:outline-level="2"><text:soft-page-break/>Create renderSortByOptions()</text:h>
      <text:p text:style-name="P2">33.</text:p>
      <text:p text:style-name="P36"><text:span text:style-name="T6">Create a method called </text:span><text:span text:style-name="Source_20_Text"><text:span text:style-name="T10">renderSortByOptions()</text:span></text:span><text:span text:style-name="T6"> in the body of the component declaration.</text:span></text:p>
      <text:p text:style-name="P2">34.</text:p>
      <text:p text:style-name="P36"><text:span text:style-name="T6">The purpose of </text:span><text:span text:style-name="Source_20_Text"><text:span text:style-name="T10">renderSortByOptions()</text:span></text:span><text:span text:style-name="T6"> is to dynamically create the list items needed to display the sort options (Best Match, Highest Rated, Most Reviewed). This is to help </text:span><text:a xlink:type="simple" xlink:href="https://en.wikipedia.org/wiki/Future_proof" office:target-frame-name="_blank" xlink:show="new" text:style-name="Internet_20_link" text:visited-style-name="Visited_20_Internet_20_Link"><text:span text:style-name="T13">future proof</text:span></text:a><text:span text:style-name="T6"> against potential changes to the Yelp API.</text:span></text:p>
      <text:p text:style-name="P36"><text:span text:style-name="T6">The method should iterate through the keys and values of the </text:span><text:span text:style-name="Source_20_Text"><text:span text:style-name="T10">sortByOptions</text:span></text:span><text:span text:style-name="T6"> object and return a list item. The list item elements should use the keys as an attribute, and the values as content. Let’s start building it out.</text:span></text:p>
      <text:p text:style-name="P36"><text:span text:style-name="T6">Start adding a </text:span><text:span text:style-name="Source_20_Text"><text:span text:style-name="T10">return</text:span></text:span><text:span text:style-name="T6"> statement (no parentheses).</text:span></text:p>
      <text:p text:style-name="P14">Stuck? Get a hint</text:p>
      <text:p text:style-name="P14">renderSortByOptions() {</text:p>
      <text:p text:style-name="P14"><text:s text:c="2"/>return </text:p>
      <text:p text:style-name="P14">}</text:p>
      <text:p text:style-name="P14"/>
      <text:p text:style-name="P2">35.</text:p>
      <text:p text:style-name="P36"><text:span text:style-name="T6">To iterate through the object, you’ll need to start by accessing the keys of the </text:span><text:span text:style-name="Source_20_Text"><text:span text:style-name="T10">sortByOptions</text:span></text:span><text:span text:style-name="T6">object. Call the </text:span><text:span text:style-name="Source_20_Text"><text:span text:style-name="T10">keys()</text:span></text:span><text:span text:style-name="T6"> method on the JavaScript </text:span><text:span text:style-name="Source_20_Text"><text:span text:style-name="T10">Object</text:span></text:span><text:span text:style-name="T6"> library. Pass in </text:span><text:span text:style-name="Source_20_Text"><text:span text:style-name="T10">sortByOptions</text:span></text:span><text:span text:style-name="T6"> as the argument.</text:span></text:p>
      <text:p text:style-name="P14">Stuck? Get a hint</text:p>
      <text:p text:style-name="P14">renderSortByOptions() {</text:p>
      <text:p text:style-name="P14"><text:s text:c="2"/>return Object.keys(sortByOptions)</text:p>
      <text:p text:style-name="P14">}</text:p>
      <text:p text:style-name="P14"/>
      <text:p text:style-name="P2">36.</text:p>
      <text:p text:style-name="P36"><text:span text:style-name="T6">Now that you have access to the keys, you’ll iterate through them using the </text:span><text:span text:style-name="Source_20_Text"><text:span text:style-name="T10">map()</text:span></text:span><text:span text:style-name="T6"> method. Call the </text:span><text:span text:style-name="Source_20_Text"><text:span text:style-name="T10">map()</text:span></text:span><text:span text:style-name="T6"> method by chaining it to the end of the line you just wrote.</text:span></text:p>
      <text:p text:style-name="P14">Stuck? Get a hint</text:p>
      <text:p text:style-name="P14">renderSortByOptions() {</text:p>
      <text:p text:style-name="P14"><text:s text:c="2"/>return Object.keys(sortByOptions).map();</text:p>
      <text:p text:style-name="P14">}</text:p>
      <text:p text:style-name="P14"/>
      <text:p text:style-name="P2"><text:soft-page-break/>37.</text:p>
      <text:p text:style-name="P36"><text:span text:style-name="T6">Pass a callback function to the </text:span><text:span text:style-name="Source_20_Text"><text:span text:style-name="T10">map()</text:span></text:span><text:span text:style-name="T6"> method as an argument. The callback function should have one parameter called </text:span><text:span text:style-name="Source_20_Text"><text:span text:style-name="T10">sortByOption</text:span></text:span><text:span text:style-name="T6">. The callback function should also use arrow syntax.</text:span></text:p>
      <text:p text:style-name="P2">38.</text:p>
      <text:p text:style-name="P51"><text:span text:style-name="T22">renderSortByOptions</text:span>() {</text:p>
      <text:p text:style-name="P56"><text:s text:c="2"/><text:span text:style-name="T33">return</text:span><text:span text:style-name="T15"> </text:span><text:span text:style-name="T24">Object</text:span><text:span text:style-name="T15">.</text:span><text:span text:style-name="T27">keys</text:span><text:span text:style-name="T15">(</text:span><text:span text:style-name="T24">sortByOptions</text:span><text:span text:style-name="T15">).</text:span><text:span text:style-name="T27">map</text:span><text:span text:style-name="T15">(</text:span><text:span text:style-name="T33">sortByOption</text:span><text:span text:style-name="T15"> =&gt; {</text:span></text:p>
      <text:p text:style-name="P57"/>
      <text:p text:style-name="P56"><text:s text:c="2"/><text:span text:style-name="T15">});</text:span></text:p>
      <text:p text:style-name="P55">}</text:p>
      <text:p text:style-name="P2">39.</text:p>
      <text:p text:style-name="P36"><text:span text:style-name="T6">Now let’s store the object values in a variable. Inside of the callback function, access the </text:span><text:span text:style-name="Source_20_Text"><text:span text:style-name="T10">sortByOptions</text:span></text:span><text:span text:style-name="T6"> values using the </text:span><text:span text:style-name="Source_20_Text"><text:span text:style-name="T10">sortByOption</text:span></text:span><text:span text:style-name="T6"> parameter of the callback function. Store values in variable called </text:span><text:span text:style-name="Source_20_Text"><text:span text:style-name="T10">sortByOptionValue</text:span></text:span><text:span text:style-name="T6">.</text:span></text:p>
      <text:p text:style-name="P14">Stuck? Get a hint</text:p>
      <text:p text:style-name="P14">let sortByOptionValue = sortByOptions[sortByOption];</text:p>
      <text:p text:style-name="P14"/>
      <text:p text:style-name="P2">40.</text:p>
      <text:p text:style-name="P36"><text:span text:style-name="T6">On the next line, return a </text:span><text:span text:style-name="Source_20_Text"><text:span text:style-name="T10">&lt;li&gt;</text:span></text:span><text:span text:style-name="T6"> element. The list item should have an attribute called </text:span><text:span text:style-name="Source_20_Text"><text:span text:style-name="T10">key</text:span></text:span><text:span text:style-name="T6"> set to </text:span><text:span text:style-name="Source_20_Text"><text:span text:style-name="T10">sortByOptionValue</text:span></text:span><text:span text:style-name="T6"> (don’t forget to use curly braces to inject JavaScript). The content of the list item should be </text:span><text:span text:style-name="Source_20_Text"><text:span text:style-name="T10">sortByOption</text:span></text:span><text:span text:style-name="T6">. Again, use curly braces to achieve the JavaScript injection.</text:span></text:p>
      <text:p text:style-name="P14">Stuck? Get a hint</text:p>
      <text:p text:style-name="P14">return &lt;li key=?&gt; ? &lt;/li&gt;;</text:p>
      <text:p text:style-name="P2">41.</text:p>
      <text:p text:style-name="P36"><text:span text:style-name="T6">Great, you’re done with </text:span><text:span text:style-name="Source_20_Text"><text:span text:style-name="T10">renderSortByOptions()</text:span></text:span><text:span text:style-name="T6">! You’ll use this method when building the structure of the search bar component.</text:span></text:p>
      <text:h text:style-name="Heading_20_2" text:outline-level="2">Render the &lt;SearchBar /&gt; Component</text:h>
      <text:p text:style-name="P2">42.</text:p>
      <text:p text:style-name="P36"><text:span text:style-name="T6">Let’s build the structure of the </text:span><text:span text:style-name="Source_20_Text"><text:span text:style-name="T10">&lt;SearchBar /&gt;</text:span></text:span><text:span text:style-name="T6"> component. Start by adding a </text:span><text:span text:style-name="Source_20_Text"><text:span text:style-name="T10">render()</text:span></text:span><text:span text:style-name="T6"> method.</text:span></text:p>
      <text:p text:style-name="P2">43.</text:p>
      <text:p text:style-name="P36"><text:soft-page-break/><text:span text:style-name="T6">Inside of the </text:span><text:span text:style-name="Source_20_Text"><text:span text:style-name="T10">.render()</text:span></text:span><text:span text:style-name="T6"> method, add a return statement with JSX that renders </text:span><text:a xlink:type="simple" xlink:href="https://s3.amazonaws.com/codecademy-content/programs/react/ravenous/search-bar.txt" office:target-frame-name="_blank" xlink:show="new" text:style-name="Internet_20_link" text:visited-style-name="Visited_20_Internet_20_Link"><text:span text:style-name="T13">this</text:span></text:a><text:span text:style-name="T6"> HTML.</text:span></text:p>
      <text:p text:style-name="P8">Follow the guidelines below when you write the HTML (linked above) as JSX:</text:p>
      <text:list xml:id="list2493574734" text:style-name="L15">
        <text:list-item>
          <text:p text:style-name="P42"><text:span text:style-name="T6">Change all </text:span><text:span text:style-name="Source_20_Text"><text:span text:style-name="T10">class</text:span></text:span><text:span text:style-name="T6"> attributes to </text:span><text:span text:style-name="Source_20_Text"><text:span text:style-name="T10">className</text:span></text:span><text:span text:style-name="T6">.</text:span></text:p>
        </text:list-item>
        <text:list-item>
          <text:p text:style-name="P42"><text:span text:style-name="T6">Do not change the </text:span><text:span text:style-name="Source_20_Text"><text:span text:style-name="T10">class</text:span></text:span><text:span text:style-name="T6"> values, as we will use them in the next step to add style to the search bar component.</text:span></text:p>
        </text:list-item>
        <text:list-item>
          <text:p text:style-name="P42"><text:span text:style-name="T6">Replace the comment with a call to </text:span><text:span text:style-name="Source_20_Text"><text:span text:style-name="T10">.renderSortByOptions()</text:span></text:span><text:span text:style-name="T6">.</text:span></text:p>
        </text:list-item>
      </text:list>
      <text:h text:style-name="Heading_20_2" text:outline-level="2">Export the &lt;SearchBar /&gt; Component</text:h>
      <text:p text:style-name="P3">44.</text:p>
      <text:p text:style-name="P37"><text:span text:style-name="T6">That’s it for the </text:span><text:span text:style-name="Source_20_Text"><text:span text:style-name="T10">SearchBar</text:span></text:span><text:span text:style-name="T6"> component! This list component will need to be rendered again by another component, so you’ll need to export it. At the bottom of the file, export </text:span><text:span text:style-name="Source_20_Text"><text:span text:style-name="T10">SearchBar</text:span></text:span><text:span text:style-name="T6">.</text:span></text:p>
      <text:h text:style-name="Heading_20_2" text:outline-level="2">Import React and App.css</text:h>
      <text:p text:style-name="P2">45.</text:p>
      <text:p text:style-name="P8">It’s time to put all of the components together!</text:p>
      <text:p text:style-name="P10"><text:span text:style-name="T6">Open the </text:span><text:span text:style-name="Strong_20_Emphasis"><text:span text:style-name="T7">App.js</text:span></text:span><text:span text:style-name="T6"> file in the default </text:span><text:span text:style-name="Strong_20_Emphasis"><text:span text:style-name="T7">App/</text:span></text:span><text:span text:style-name="T6"> directory.</text:span></text:p>
      <text:p text:style-name="P10"><text:span text:style-name="T6">At the top of </text:span><text:span text:style-name="Strong_20_Emphasis"><text:span text:style-name="T7">App.js</text:span></text:span><text:span text:style-name="T6">, import the the following (in this order):</text:span></text:p>
      <text:list xml:id="list4201629742" text:style-name="L16">
        <text:list-item>
          <text:p text:style-name="P22">The React library</text:p>
        </text:list-item>
        <text:list-item>
          <text:p text:style-name="P31"><text:span text:style-name="Strong_20_Emphasis"><text:span text:style-name="T7">App.css</text:span></text:span></text:p>
        </text:list-item>
      </text:list>
      <text:p text:style-name="P12"><text:span text:style-name="T6">Make sure that </text:span><text:span text:style-name="Strong_20_Emphasis"><text:span text:style-name="T7">App.css</text:span></text:span><text:span text:style-name="T6"> has </text:span><text:a xlink:type="simple" xlink:href="https://s3.amazonaws.com/codecademy-content/programs/react/ravenous/App.css" office:target-frame-name="_blank" xlink:show="new" text:style-name="Internet_20_link" text:visited-style-name="Visited_20_Internet_20_Link"><text:span text:style-name="T13">this CSS</text:span></text:a><text:span text:style-name="T6">.</text:span></text:p>
      <text:h text:style-name="Heading_20_2" text:outline-level="2">Import &lt;BusinessList /&gt; and &lt;SearchBar /&gt;</text:h>
      <text:p text:style-name="P2">46.</text:p>
      <text:p text:style-name="P36"><text:span text:style-name="T6">You’ll need to import the </text:span><text:span text:style-name="Source_20_Text"><text:span text:style-name="T10">&lt;BusinessList /&gt;</text:span></text:span><text:span text:style-name="T6"> and </text:span><text:span text:style-name="Source_20_Text"><text:span text:style-name="T10">&lt;SearchBar/ &gt;</text:span></text:span><text:span text:style-name="T6"> components too. Next, import </text:span><text:span text:style-name="Source_20_Text"><text:span text:style-name="T10">BusinessList</text:span></text:span><text:span text:style-name="T6"> and </text:span><text:span text:style-name="Source_20_Text"><text:span text:style-name="T10">SearchBar</text:span></text:span><text:span text:style-name="T6">. You’ll have to use the correct path to import them.</text:span></text:p>
      <text:p text:style-name="P5">Hint</text:p>
      <text:p text:style-name="P54"><text:span text:style-name="T6">import BusinessList from '../?/?';</text:span></text:p>
      <text:p text:style-name="P54"><text:soft-page-break/><text:span text:style-name="T6">Take a look at your directory structure to fill in the ? Correctly.</text:span></text:p>
      <text:p text:style-name="P54"><text:span text:style-name="T6"/></text:p>
      <text:h text:style-name="Heading_20_2" text:outline-level="2">Modify the Default &lt;App /&gt; Component</text:h>
      <text:p text:style-name="P2">47.</text:p>
      <text:p text:style-name="P36"><text:span text:style-name="T6">The </text:span><text:span text:style-name="Source_20_Text"><text:span text:style-name="T10">create-react-app</text:span></text:span><text:span text:style-name="T6"> command creates a default </text:span><text:span text:style-name="Source_20_Text"><text:span text:style-name="T10">App</text:span></text:span><text:span text:style-name="T6"> component for you. It includes a </text:span><text:span text:style-name="Source_20_Text"><text:span text:style-name="T10">render()</text:span></text:span><text:span text:style-name="T6"> method along with a </text:span><text:span text:style-name="Source_20_Text"><text:span text:style-name="T10">return</text:span></text:span><text:span text:style-name="T6"> statement. We won’t need the default </text:span><text:span text:style-name="Source_20_Text"><text:span text:style-name="T10">App</text:span></text:span><text:span text:style-name="T6"> component, so let’s make some modifications. Delete everything inside of the </text:span><text:span text:style-name="Source_20_Text"><text:span text:style-name="T10">return</text:span></text:span><text:span text:style-name="T6"> statement.</text:span></text:p>
      <text:h text:style-name="Heading_20_2" text:outline-level="2">Render Ravenous</text:h>
      <text:p text:style-name="P2">48.</text:p>
      <text:p text:style-name="P36"><text:span text:style-name="T6">Inside of the </text:span><text:span text:style-name="Strong_20_Emphasis"><text:span text:style-name="T7">App.js</text:span></text:span><text:span text:style-name="T6"> </text:span><text:span text:style-name="Source_20_Text"><text:span text:style-name="T10">.render()</text:span></text:span><text:span text:style-name="T6"> method, return JSX that renders </text:span><text:a xlink:type="simple" xlink:href="https://s3.amazonaws.com/codecademy-content/programs/react/ravenous/app.txt" office:target-frame-name="_blank" xlink:show="new" text:style-name="Internet_20_link" text:visited-style-name="Visited_20_Internet_20_Link"><text:span text:style-name="T13">this</text:span></text:a><text:span text:style-name="T6"> HTML.</text:span></text:p>
      <text:p text:style-name="P8">Follow the guidelines below when you write the HTML (linked above) as JSX:</text:p>
      <text:list xml:id="list3630938474" text:style-name="L17">
        <text:list-item>
          <text:p text:style-name="P43"><text:span text:style-name="T6">Change the </text:span><text:span text:style-name="Source_20_Text"><text:span text:style-name="T10">class</text:span></text:span><text:span text:style-name="T6"> attribute to </text:span><text:span text:style-name="Source_20_Text"><text:span text:style-name="T10">className</text:span></text:span><text:span text:style-name="T6">.</text:span></text:p>
        </text:list-item>
        <text:list-item>
          <text:p text:style-name="P43"><text:span text:style-name="T6">Do not change the </text:span><text:span text:style-name="Source_20_Text"><text:span text:style-name="T10">class</text:span></text:span><text:span text:style-name="T6"> values, as we will use them to add style to the website.</text:span></text:p>
        </text:list-item>
        <text:list-item>
          <text:p text:style-name="P23">Replace the comments with their corresponding components.</text:p>
        </text:list-item>
      </text:list>
      <text:h text:style-name="P49" text:outline-level="2">Export &lt;App /&gt;</text:h>
      <text:p text:style-name="P2">49.</text:p>
      <text:p text:style-name="P36"><text:span text:style-name="T6">By default, the </text:span><text:span text:style-name="Source_20_Text"><text:span text:style-name="T10">create-react-app</text:span></text:span><text:span text:style-name="T6"> command adds a default export in the class declaration of the </text:span><text:span text:style-name="Source_20_Text"><text:span text:style-name="T10">App</text:span></text:span><text:span text:style-name="T6"> component, making it look like the following:</text:span></text:p>
      <text:p text:style-name="P51"><text:span text:style-name="T31">export</text:span> <text:span text:style-name="T31">default</text:span> <text:span text:style-name="T31">class</text:span> <text:span text:style-name="T31">App</text:span> <text:span text:style-name="T31">extends</text:span> <text:span text:style-name="T22">Component</text:span> {</text:p>
      <text:p text:style-name="P56"><text:s text:c="2"/><text:span text:style-name="T38">// Code</text:span></text:p>
      <text:p text:style-name="P55">}</text:p>
      <text:p text:style-name="P36"><text:span text:style-name="T6">To be consistent across with how components are exported in the Ravenous project, remove the </text:span><text:span text:style-name="Source_20_Text"><text:span text:style-name="T10">export default</text:span></text:span><text:span text:style-name="T6"> from the beginning of the class declaration. Instead, export </text:span><text:span text:style-name="Source_20_Text"><text:span text:style-name="T10">App</text:span></text:span><text:span text:style-name="T6"> at the bottom of the file (you’ve done this for all components so far).</text:span></text:p>
      <text:h text:style-name="Heading_20_2" text:outline-level="2">Completion and Reflection</text:h>
      <text:p text:style-name="P2">50.</text:p>
      <text:p text:style-name="P8"><text:soft-page-break/>Congratulations! You completed the first part of the Ravenous project. Let’s briefly review what you built:</text:p>
      <text:list xml:id="list875171158" text:style-name="L18">
        <text:list-item>
          <text:p text:style-name="P44"><text:span text:style-name="T6">A </text:span><text:span text:style-name="Source_20_Text"><text:span text:style-name="T10">Business</text:span></text:span><text:span text:style-name="T6"> component that simulates a single business</text:span></text:p>
        </text:list-item>
        <text:list-item>
          <text:p text:style-name="P44"><text:span text:style-name="T6">A </text:span><text:span text:style-name="Source_20_Text"><text:span text:style-name="T10">BusinessList</text:span></text:span><text:span text:style-name="T6"> component that simulates a list of single businesses</text:span></text:p>
        </text:list-item>
        <text:list-item>
          <text:p text:style-name="P44"><text:span text:style-name="T6">A </text:span><text:span text:style-name="Source_20_Text"><text:span text:style-name="T10">SearchBar</text:span></text:span><text:span text:style-name="T6"> component that will be used in the future to search for business</text:span></text:p>
        </text:list-item>
      </text:list>
      <text:p text:style-name="P36"><text:span text:style-name="T6">The </text:span><text:span text:style-name="Source_20_Text"><text:span text:style-name="T10">App</text:span></text:span><text:span text:style-name="T6"> component renders a </text:span><text:span text:style-name="Source_20_Text"><text:span text:style-name="T10">SearchBar</text:span></text:span><text:span text:style-name="T6"> component and a </text:span><text:span text:style-name="Source_20_Text"><text:span text:style-name="T10">BusinessList</text:span></text:span><text:span text:style-name="T6"> component. The final product is a </text:span><text:span text:style-name="Emphasis"><text:span text:style-name="T6">simulation</text:span></text:span><text:span text:style-name="T6"> of how the Ravenous project will look and work. Some functionality (like querying the Yelp API) is currently missing, but you’ll build it in the upcoming projects.</text:span></text:p>
      <text:p text:style-name="P8">Reflect on the knowledge you used in this project. As you do so, consider the following question:</text:p>
      <text:list xml:id="list2004028556" text:style-name="L19">
        <text:list-item>
          <text:p text:style-name="P32"><text:span text:style-name="T6">At the moment, some information (like business information) is hard coded into specific components. How might you pass this information dynamically </text:span><text:span text:style-name="Emphasis"><text:span text:style-name="T6">between</text:span></text:span><text:span text:style-name="T6"> components?</text:span></text:p>
        </text:list-item>
      </text:list>
      <text:p text:style-name="P15">We’ll expand each component through the coming weeks to address the question above (and mo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3T11:42:00.271682376</meta:creation-date>
    <dc:date>2020-07-03T11:57:13.448039793</dc:date>
    <meta:editing-duration>PT15M1S</meta:editing-duration>
    <meta:editing-cycles>35</meta:editing-cycles>
    <meta:generator>LibreOffice/6.0.7.3$Linux_X86_64 LibreOffice_project/00m0$Build-3</meta:generator>
    <meta:document-statistic meta:table-count="0" meta:image-count="0" meta:object-count="0" meta:page-count="16" meta:paragraph-count="312" meta:word-count="2824" meta:character-count="17248" meta:non-whitespace-character-count="14730"/>
  </office:meta>
</office:document-meta>
</file>